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48bf" officeooo:paragraph-rsid="000d48bf"/>
    </style:style>
    <style:style style:name="P2" style:family="paragraph" style:parent-style-name="Standard">
      <style:text-properties officeooo:rsid="000db2e8" officeooo:paragraph-rsid="000db2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-Means erklärt: Statquest K-Means</text:p>
      <text:p text:style-name="P1"/>
      <text:p text:style-name="P1"><text:a xlink:type="simple" xlink:href="https://www.youtube.com/watch?v=4b5d3muPQmA" text:style-name="Internet_20_link" text:visited-style-name="Visited_20_Internet_20_Link">https://www.youtube.com/watch?v=4b5d3muPQmA</text:a> </text:p>
      <text:p text:style-name="P1"/>
      <text:p text:style-name="P1"/>
      <text:p text:style-name="P1">Probleme mit K-Means</text:p>
      <text:p text:style-name="P1"/>
      <text:p text:style-name="P1"><text:a xlink:type="simple" xlink:href="https://stats.stackexchange.com/questions/133656/how-to-understand-the-drawbacks-of-k-means" text:style-name="Internet_20_link" text:visited-style-name="Visited_20_Internet_20_Link">https://stats.stackexchange.com/questions/133656/how-to-understand-the-drawbacks-of-k-means</text:a></text:p>
      <text:p text:style-name="P1"/>
      <text:p text:style-name="P2"><text:a xlink:type="simple" xlink:href="https://stats.stackexchange.com/questions/133656/how-to-understand-the-drawbacks-of-k-means/133694#133694" text:style-name="Internet_20_link" text:visited-style-name="Visited_20_Internet_20_Link">https://stats.stackexchange.com/questions/133656/how-to-understand-the-drawbacks-of-k-means/133694#133694</text:a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6:07:07.093000000</meta:creation-date>
    <dc:date>2018-08-14T16:15:03.846000000</dc:date>
    <meta:editing-duration>PT7M56S</meta:editing-duration>
    <meta:editing-cycles>3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5" meta:word-count="10" meta:character-count="294" meta:non-whitespace-character-count="288"/>
  </office:meta>
</office:document-meta>
</file>